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26d" officeooo:paragraph-rsid="0000f26d"/>
    </style:style>
    <style:style style:name="P2" style:family="paragraph" style:parent-style-name="Standard">
      <style:text-properties officeooo:rsid="0006076a" officeooo:paragraph-rsid="0006076a"/>
    </style:style>
    <style:style style:name="T1" style:family="text">
      <style:text-properties officeooo:rsid="0006ff1f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emos compilar el programa (archivo_fuente.c) de distintas formas:</text:p>
      <text:p text:style-name="P1"/>
      <text:p text:style-name="P1">Forma 1: <text:s/>gcc <text:s/>-c <text:s/>-Wall <text:s/>rchivo_fuente.c <text:s/>(así se traduce el archivo_fuente.c a archivo_fuente.o)</text:p>
      <text:p text:style-name="P1"><text:tab/><text:tab/><text:tab/><text:tab/><text:tab/><text:tab/></text:p>
      <text:p text:style-name="P1"><text:s/><text:tab/>gcc archivo_fuente.o<text:tab/><text:tab/><text:tab/> (así se enlaza en “codigo objeto con las librerias del <text:tab/><text:tab/><text:tab/><text:tab/><text:tab/><text:tab/> <text:s/>sistema y se crea el ejecutable a.out)</text:p>
      <text:p text:style-name="P1"><text:tab/><text:tab/><text:tab/><text:tab/><text:tab/><text:tab/>a.out es el nombre por defecto del ejecutable, pero le <text:tab/><text:tab/><text:tab/><text:tab/><text:tab/><text:tab/>podemos asignar otro</text:p>
      <text:p text:style-name="P1"><text:tab/><text:tab/></text:p>
      <text:p text:style-name="P1"><text:tab/><text:tab/><text:tab/><text:tab/>para ejecutar: <text:s/>./a.out</text:p>
      <text:p text:style-name="P1"/>
      <text:p text:style-name="P1">Forma 2: <text:s/>gcc -c -Wall archivo_fuente.c</text:p>
      <text:p text:style-name="P1"><text:tab/></text:p>
      <text:p text:style-name="P1"><text:tab/>gcc archivo_fuente.o <text:s/>-o archivo_ejecutable <text:s/><text:tab/><text:tab/>(Así se lanza el “código objeto <text:tab/><text:tab/><text:tab/><text:tab/><text:tab/><text:tab/><text:tab/><text:tab/><text:tab/>con las librerias del sistema y se <text:tab/><text:tab/><text:tab/><text:tab/><text:tab/><text:tab/><text:tab/><text:tab/><text:tab/>crea el archivo ejecutable (a.out)</text:p>
      <text:p text:style-name="P1"/>
      <text:p text:style-name="P1">Forma 3: <text:s/>gcc -Wall -o archivo_ejecutable <text:s text:c="2"/>archivo_fuente.c <text:s text:c="4"/><text:tab/>(Así se traduce el <text:tab/><text:tab/><text:tab/><text:tab/><text:tab/><text:tab/><text:tab/><text:tab/><text:tab/><text:tab/><text:tab/>archivo_fuente.c a <text:tab/><text:tab/><text:tab/><text:tab/><text:tab/><text:tab/><text:tab/><text:tab/><text:tab/><text:tab/><text:tab/>archivo_fuente.o se enlaza con <text:tab/><text:tab/><text:tab/><text:tab/><text:tab/><text:tab/><text:tab/><text:tab/><text:tab/>las libreríasdel sistema y se crea <text:tab/><text:tab/><text:tab/><text:tab/><text:tab/><text:tab/><text:tab/><text:tab/><text:tab/>el archivo_ejecutable)</text:p>
      <text:p text:style-name="P1">Forma 4: Podemos compilar y ejecutar en una sola linea en la consola de comandos</text:p>
      <text:p text:style-name="P1"><text:tab/></text:p>
      <text:p text:style-name="P1"><text:tab/><text:span text:style-name="T1">gcc <text:s text:c="5"/>-Wall <text:s text:c="3"/>-o <text:s text:c="5"/>prueba_ejecutable <text:s text:c="3"/>prueba.c <text:s text:c="5"/>&amp;&amp; <text:s text:c="7"/>./prueba_ejecutabl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squema</text:p>
      <text:p text:style-name="P1"/>
      <text:p text:style-name="P1"><text:tab/>programa.c → <text:s/>.0 + enlazar → ejecutable.exe</text:p>
      <text:p text:style-name="P1"/>
      <text:p text:style-name="P1"/>
      <text:p text:style-name="P2">generalmente <text:s text:c="7"/></text:p>
      <text:p text:style-name="P2"/>
      <text:p text:style-name="P1"><text:tab/><text:tab/><text:tab/><text:tab/><text:tab/><text:tab/><text:tab/><text:tab/><text:tab/><text:tab/><text:tab/><text:tab/><text:tab/><text:tab/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1:54:19.651157811</meta:creation-date>
    <dc:date>2022-02-16T01:25:57.055664863</dc:date>
    <meta:editing-duration>PT15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40" meta:character-count="1112" meta:non-whitespace-character-count="814"/>
  </office:meta>
</office:document-meta>
</file>